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">
      <style:table-cell-properties style:vertical-align="top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style:vertical-align="automatic" fo:background-color="#4472C4" style:repeat-content="false"/>
      <style:paragraph-properties fo:text-align="end" fo:margin-right="0cm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</style:style>
    <style:style style:name="ce15" style:family="table-cell" style:parent-style-name="Default" style:data-style-name="N4">
      <style:table-cell-properties fo:border="thin solid #000000" fo:background-color="transparent"/>
    </style:style>
    <style:style style:name="ce16" style:family="table-cell" style:parent-style-name="Default" style:data-style-name="N36">
      <style:table-cell-properties fo:border="thin solid #000000" fo:background-color="transparent"/>
    </style:style>
    <style:style style:name="ce17" style:family="table-cell" style:parent-style-name="Default" style:data-style-name="N2">
      <style:table-cell-properties fo:border="thin solid #000000" fo:background-color="transparent"/>
    </style:style>
    <style:style style:name="ce18" style:family="table-cell" style:parent-style-name="Default" style:data-style-name="N36">
      <style:table-cell-properties fo:border-top="thin solid #000000" fo:border-bottom="thin solid #000000" fo:border-left="thin solid #000000" fo:border-right="none" fo:background-color="transparent"/>
    </style:style>
    <style:style style:name="ce19" style:family="table-cell" style:parent-style-name="Default" style:data-style-name="N36">
      <style:table-cell-properties fo:border="thin solid #000000"/>
    </style:style>
    <style:style style:name="ce20" style:family="table-cell" style:parent-style-name="Default" style:data-style-name="N3">
      <style:table-cell-properties fo:border="thin solid #000000"/>
    </style:style>
    <style:style style:name="ce21" style:family="table-cell" style:parent-style-name="Default" style:data-style-name="N1">
      <style:table-cell-properties fo:border="thin solid #000000"/>
    </style:style>
    <style:style style:name="ce22" style:family="table-cell" style:parent-style-name="Default" style:data-style-name="N13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6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18041666666667cm" style:use-optimal-column-width="true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86291666666667cm" style:use-optimal-column-width="true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3.75708333333333cm" style:use-optimal-column-width="true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2.11666666666667cm" style:use-optimal-column-width="true"/>
    </style:style>
    <style:style style:name="co12" style:family="table-column">
      <style:table-column-properties fo:break-before="auto" style:column-width="3.54541666666667cm" style:use-optimal-column-width="true"/>
    </style:style>
    <style:style style:name="co13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8" table:default-cell-style-name="ce1"/>
        <table:table-row table:style-name="ro1">
          <table:table-cell table:style-name="ce1"/>
          <table:table-cell office:value-type="string" table:style-name="ce1">
            <text:p>ROS assumption</text:p>
          </table:table-cell>
          <table:table-cell office:value-type="percentage" office:value="5.1999999999999998E-2" table:style-name="ce2">
            <text:p>5.20 %</text:p>
          </table:table-cell>
          <table:table-cell office:value-type="string" table:style-name="ce3">
            <text:p>Assumption source:<text:s/></text:p>
          </table:table-cell>
          <table:table-cell office:value-type="string" table:style-name="ce4">
            <text:p><text:a xlink:href="https://cardano.org/calculator/?calculator=delegator">https://cardano.org/calculator/?calculator=delegator</text:a>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Epochs per year</text:p>
          </table:table-cell>
          <table:table-cell office:value-type="float" office:value="73" table:formula="of:=365/5" table:style-name="ce5">
            <text:p>7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ample Delegator stake <text:s/>[₳]</text:p>
          </table:table-cell>
          <table:table-cell office:value-type="float" office:value="100000" table:style-name="ce6">
            <text:p>100,000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1"/>
          <table:table-cell table:style-name="ce7"/>
          <table:table-cell table:style-name="ce8"/>
          <table:table-cell table:number-columns-repeated="16374" table:style-name="ce1"/>
        </table:table-row>
        <table:table-row table:style-name="ro1">
          <table:table-cell office:value-type="string" table:style-name="ce9">
            <text:p><text:s/></text:p>
          </table:table-cell>
          <table:table-cell office:value-type="string" table:style-name="ce10">
            <text:p><text:s/>ADA staked [₳]</text:p>
          </table:table-cell>
          <table:table-cell office:value-type="string" table:style-name="ce11">
            <text:p>Expected return [₳]</text:p>
          </table:table-cell>
          <table:table-cell office:value-type="string" table:style-name="ce11">
            <text:p>Variable fee [%]</text:p>
          </table:table-cell>
          <table:table-cell office:value-type="string" table:style-name="ce11">
            <text:p>Fixed fee [₳]</text:p>
          </table:table-cell>
          <table:table-cell office:value-type="string" table:style-name="ce11">
            <text:p>Total fee [₳]</text:p>
          </table:table-cell>
          <table:table-cell office:value-type="string" table:style-name="ce12">
            <text:p>Effective fee [%]</text:p>
          </table:table-cell>
          <table:table-cell office:value-type="string" table:style-name="ce12">
            <text:p>Min Effective fee [%]</text:p>
          </table:table-cell>
          <table:table-cell office:value-type="string" table:style-name="ce12">
            <text:p>Effective cost [%]</text:p>
          </table:table-cell>
          <table:table-cell office:value-type="string" table:style-name="ce12">
            <text:p>Effective cost min [%]</text:p>
          </table:table-cell>
          <table:table-cell office:value-type="string" table:style-name="ce12">
            <text:p>Delegator rewards [₳]</text:p>
          </table:table-cell>
          <table:table-cell office:value-type="string" table:style-name="ce12">
            <text:p>Max delegator rewards <text:s/>[₳]</text:p>
          </table:table-cell>
          <table:table-cell office:value-type="string" table:style-name="ce12">
            <text:p>Diff min fee</text:p>
          </table:table-cell>
          <table:table-cell office:value-type="string" table:style-name="ce12">
            <text:p>Diff min rewards [%]</text:p>
          </table:table-cell>
          <table:table-cell table:number-columns-repeated="16370"/>
        </table:table-row>
        <table:table-row table:style-name="ro1">
          <table:table-cell table:style-name="ce13"/>
          <table:table-cell office:value-type="float" office:value="500000" table:style-name="ce14">
            <text:p>500,000</text:p>
          </table:table-cell>
          <table:table-cell office:value-type="float" office:value="356.16438356164383" table:formula="of:=[.B6]*[.$C$1]/[.$C$2]" table:style-name="ce15">
            <text:p>356.16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350.6849315068493" table:formula="of:=[.E6]+[.C6]*[.D6]" table:style-name="ce15">
            <text:p>350.68</text:p>
          </table:table-cell>
          <table:table-cell office:value-type="percentage" office:value="0.98461538461538456" table:formula="of:=[.F6]/[.C6]" table:style-name="ce18">
            <text:p>98.46 %</text:p>
          </table:table-cell>
          <table:table-cell office:value-type="percentage" office:value="0.95461538461538464" table:formula="of:=[.E6]/[.C6]" table:style-name="ce18">
            <text:p>95.46 %</text:p>
          </table:table-cell>
          <table:table-cell office:value-type="percentage" office:value="5.1199999999999996E-2" table:formula="of:=[.$C$1]*[.G6]" table:style-name="ce19">
            <text:p>5.12 %</text:p>
          </table:table-cell>
          <table:table-cell office:value-type="percentage" office:value="4.9639999999999997E-2" table:formula="of:=[.$C$1]*[.H6]" table:style-name="ce19">
            <text:p>4.96 %</text:p>
          </table:table-cell>
          <table:table-cell office:value-type="float" office:value="1.0958904109589069" table:formula="of:=[.$C$3]*([.$C$1]-[.I6])/[.$C$2]" table:style-name="ce20">
            <text:p>1</text:p>
          </table:table-cell>
          <table:table-cell office:value-type="float" office:value="3.2328767123287685" table:formula="of:=[.$C$3]*([.$C$1]-[.J6])/[.$C$2]" table:style-name="ce21">
            <text:p>3</text:p>
          </table:table-cell>
          <table:table-cell office:value-type="float" office:value="2.1369863013698618" table:formula="of:=[.L6]-[.K6]" table:style-name="ce21">
            <text:p>2</text:p>
          </table:table-cell>
          <table:table-cell office:value-type="percentage" office:value="1.9499999999999935" table:formula="of:=[.L6]/[.K6]-1" table:style-name="ce22">
            <text:p>195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1000000" table:style-name="ce14">
            <text:p>1,000,000</text:p>
          </table:table-cell>
          <table:table-cell office:value-type="float" office:value="712.32876712328766" table:formula="of:=[.B7]*[.$C$1]/[.$C$2]" table:style-name="ce15">
            <text:p>712.33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361.36986301369865" table:formula="of:=[.E7]+[.C7]*[.D7]" table:style-name="ce15">
            <text:p>361.37</text:p>
          </table:table-cell>
          <table:table-cell office:value-type="percentage" office:value="0.50730769230769235" table:formula="of:=[.F7]/[.C7]" table:style-name="ce18">
            <text:p>50.73 %</text:p>
          </table:table-cell>
          <table:table-cell office:value-type="percentage" office:value="0.47730769230769232" table:formula="of:=[.E7]/[.C7]" table:style-name="ce18">
            <text:p>47.73 %</text:p>
          </table:table-cell>
          <table:table-cell office:value-type="percentage" office:value="2.6380000000000001E-2" table:formula="of:=[.$C$1]*[.G7]" table:style-name="ce19">
            <text:p>2.64 %</text:p>
          </table:table-cell>
          <table:table-cell office:value-type="percentage" office:value="2.4819999999999998E-2" table:formula="of:=[.$C$1]*[.H7]" table:style-name="ce19">
            <text:p>2.48 %</text:p>
          </table:table-cell>
          <table:table-cell office:value-type="float" office:value="35.095890410958901" table:formula="of:=[.$C$3]*([.$C$1]-[.I7])/[.$C$2]" table:style-name="ce20">
            <text:p>35</text:p>
          </table:table-cell>
          <table:table-cell office:value-type="float" office:value="37.232876712328768" table:formula="of:=[.$C$3]*([.$C$1]-[.J7])/[.$C$2]" table:style-name="ce21">
            <text:p>37</text:p>
          </table:table-cell>
          <table:table-cell office:value-type="float" office:value="2.1369863013698662" table:formula="of:=[.L7]-[.K7]" table:style-name="ce21">
            <text:p>2</text:p>
          </table:table-cell>
          <table:table-cell office:value-type="percentage" office:value="6.0889929742388826E-2" table:formula="of:=[.L7]/[.K7]-1" table:style-name="ce22">
            <text:p>6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4000000" table:style-name="ce14">
            <text:p>4,000,000</text:p>
          </table:table-cell>
          <table:table-cell office:value-type="float" office:value="2849.3150684931506" table:formula="of:=[.B8]*[.$C$1]/[.$C$2]" table:style-name="ce15">
            <text:p>2,849.32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425.47945205479454" table:formula="of:=[.E8]+[.C8]*[.D8]" table:style-name="ce15">
            <text:p>425.48</text:p>
          </table:table-cell>
          <table:table-cell office:value-type="percentage" office:value="0.14932692307692308" table:formula="of:=[.F8]/[.C8]" table:style-name="ce18">
            <text:p>14.93 %</text:p>
          </table:table-cell>
          <table:table-cell office:value-type="percentage" office:value="0.11932692307692308" table:formula="of:=[.E8]/[.C8]" table:style-name="ce18">
            <text:p>11.93 %</text:p>
          </table:table-cell>
          <table:table-cell office:value-type="percentage" office:value="7.7650000000000002E-3" table:formula="of:=[.$C$1]*[.G8]" table:style-name="ce19">
            <text:p>0.78 %</text:p>
          </table:table-cell>
          <table:table-cell office:value-type="percentage" office:value="6.2049999999999996E-3" table:formula="of:=[.$C$1]*[.H8]" table:style-name="ce19">
            <text:p>0.62 %</text:p>
          </table:table-cell>
          <table:table-cell office:value-type="float" office:value="60.595890410958901" table:formula="of:=[.$C$3]*([.$C$1]-[.I8])/[.$C$2]" table:style-name="ce20">
            <text:p>61</text:p>
          </table:table-cell>
          <table:table-cell office:value-type="float" office:value="62.732876712328753" table:formula="of:=[.$C$3]*([.$C$1]-[.J8])/[.$C$2]" table:style-name="ce21">
            <text:p>63</text:p>
          </table:table-cell>
          <table:table-cell office:value-type="float" office:value="2.136986301369852" table:formula="of:=[.L8]-[.K8]" table:style-name="ce21">
            <text:p>2</text:p>
          </table:table-cell>
          <table:table-cell office:value-type="percentage" office:value="3.526619192946745E-2" table:formula="of:=[.L8]/[.K8]-1" table:style-name="ce22">
            <text:p>4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5000000" table:style-name="ce14">
            <text:p>5,000,000</text:p>
          </table:table-cell>
          <table:table-cell office:value-type="float" office:value="3561.6438356164385" table:formula="of:=[.B9]*[.$C$1]/[.$C$2]" table:style-name="ce15">
            <text:p>3,561.64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446.84931506849318" table:formula="of:=[.E9]+[.C9]*[.D9]" table:style-name="ce15">
            <text:p>446.85</text:p>
          </table:table-cell>
          <table:table-cell office:value-type="percentage" office:value="0.12546153846153846" table:formula="of:=[.F9]/[.C9]" table:style-name="ce18">
            <text:p>12.55 %</text:p>
          </table:table-cell>
          <table:table-cell office:value-type="percentage" office:value="9.5461538461538459E-2" table:formula="of:=[.E9]/[.C9]" table:style-name="ce18">
            <text:p>9.55 %</text:p>
          </table:table-cell>
          <table:table-cell office:value-type="percentage" office:value="6.5239999999999994E-3" table:formula="of:=[.$C$1]*[.G9]" table:style-name="ce19">
            <text:p>0.65 %</text:p>
          </table:table-cell>
          <table:table-cell office:value-type="percentage" office:value="4.9639999999999997E-3" table:formula="of:=[.$C$1]*[.H9]" table:style-name="ce19">
            <text:p>0.50 %</text:p>
          </table:table-cell>
          <table:table-cell office:value-type="float" office:value="62.295890410958897" table:formula="of:=[.$C$3]*([.$C$1]-[.I9])/[.$C$2]" table:style-name="ce20">
            <text:p>62</text:p>
          </table:table-cell>
          <table:table-cell office:value-type="float" office:value="64.432876712328763" table:formula="of:=[.$C$3]*([.$C$1]-[.J9])/[.$C$2]" table:style-name="ce21">
            <text:p>64</text:p>
          </table:table-cell>
          <table:table-cell office:value-type="float" office:value="2.1369863013698662" table:formula="of:=[.L9]-[.K9]" table:style-name="ce21">
            <text:p>2</text:p>
          </table:table-cell>
          <table:table-cell office:value-type="percentage" office:value="3.4303808602339725E-2" table:formula="of:=[.L9]/[.K9]-1" table:style-name="ce22">
            <text:p>3%</text:p>
          </table:table-cell>
          <table:table-cell table:number-columns-repeated="16370"/>
        </table:table-row>
        <table:table-row table:style-name="ro1">
          <table:table-cell table:style-name="ce24"/>
          <table:table-cell office:value-type="float" office:value="10000000" table:style-name="ce14">
            <text:p>10,000,000</text:p>
          </table:table-cell>
          <table:table-cell office:value-type="float" office:value="7123.2876712328771" table:formula="of:=[.B10]*[.$C$1]/[.$C$2]" table:style-name="ce15">
            <text:p>7,123.29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553.69863013698637" table:formula="of:=[.E10]+[.C10]*[.D10]" table:style-name="ce15">
            <text:p>553.70</text:p>
          </table:table-cell>
          <table:table-cell office:value-type="percentage" office:value="7.7730769230769242E-2" table:formula="of:=[.F10]/[.C10]" table:style-name="ce18">
            <text:p>7.77 %</text:p>
          </table:table-cell>
          <table:table-cell office:value-type="percentage" office:value="4.7730769230769229E-2" table:formula="of:=[.E10]/[.C10]" table:style-name="ce18">
            <text:p>4.77 %</text:p>
          </table:table-cell>
          <table:table-cell office:value-type="percentage" office:value="4.0420000000000005E-3" table:formula="of:=[.$C$1]*[.G10]" table:style-name="ce19">
            <text:p>0.40 %</text:p>
          </table:table-cell>
          <table:table-cell office:value-type="percentage" office:value="2.4819999999999998E-3" table:formula="of:=[.$C$1]*[.H10]" table:style-name="ce19">
            <text:p>0.25 %</text:p>
          </table:table-cell>
          <table:table-cell office:value-type="float" office:value="65.69589041095891" table:formula="of:=[.$C$3]*([.$C$1]-[.I10])/[.$C$2]" table:style-name="ce20">
            <text:p>66</text:p>
          </table:table-cell>
          <table:table-cell office:value-type="float" office:value="67.832876712328769" table:formula="of:=[.$C$3]*([.$C$1]-[.J10])/[.$C$2]" table:style-name="ce21">
            <text:p>68</text:p>
          </table:table-cell>
          <table:table-cell office:value-type="float" office:value="2.1369863013698591" table:formula="of:=[.L10]-[.K10]" table:style-name="ce21">
            <text:p>2</text:p>
          </table:table-cell>
          <table:table-cell office:value-type="percentage" office:value="3.2528462404604053E-2" table:formula="of:=[.L10]/[.K10]-1" table:style-name="ce22">
            <text:p>3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15000000" table:style-name="ce14">
            <text:p>15,000,000</text:p>
          </table:table-cell>
          <table:table-cell office:value-type="float" office:value="10684.931506849314" table:formula="of:=[.B11]*[.$C$1]/[.$C$2]" table:style-name="ce15">
            <text:p>10,684.93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660.54794520547944" table:formula="of:=[.E11]+[.C11]*[.D11]" table:style-name="ce15">
            <text:p>660.55</text:p>
          </table:table-cell>
          <table:table-cell office:value-type="percentage" office:value="6.1820512820512825E-2" table:formula="of:=[.F11]/[.C11]" table:style-name="ce18">
            <text:p>6.18 %</text:p>
          </table:table-cell>
          <table:table-cell office:value-type="percentage" office:value="3.182051282051282E-2" table:formula="of:=[.E11]/[.C11]" table:style-name="ce18">
            <text:p>3.18 %</text:p>
          </table:table-cell>
          <table:table-cell office:value-type="percentage" office:value="3.2146666666666669E-3" table:formula="of:=[.$C$1]*[.G11]" table:style-name="ce19">
            <text:p>0.32 %</text:p>
          </table:table-cell>
          <table:table-cell office:value-type="percentage" office:value="1.6546666666666665E-3" table:formula="of:=[.$C$1]*[.H11]" table:style-name="ce19">
            <text:p>0.17 %</text:p>
          </table:table-cell>
          <table:table-cell office:value-type="float" office:value="66.82922374429225" table:formula="of:=[.$C$3]*([.$C$1]-[.I11])/[.$C$2]" table:style-name="ce20">
            <text:p>67</text:p>
          </table:table-cell>
          <table:table-cell office:value-type="float" office:value="68.966210045662095" table:formula="of:=[.$C$3]*([.$C$1]-[.J11])/[.$C$2]" table:style-name="ce21">
            <text:p>69</text:p>
          </table:table-cell>
          <table:table-cell office:value-type="float" office:value="2.1369863013698449" table:formula="of:=[.L11]-[.K11]" table:style-name="ce21">
            <text:p>2</text:p>
          </table:table-cell>
          <table:table-cell office:value-type="percentage" office:value="3.1976823635518681E-2" table:formula="of:=[.L11]/[.K11]-1" table:style-name="ce22">
            <text:p>3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20000000" table:style-name="ce14">
            <text:p>20,000,000</text:p>
          </table:table-cell>
          <table:table-cell office:value-type="float" office:value="14246.575342465754" table:formula="of:=[.B12]*[.$C$1]/[.$C$2]" table:style-name="ce15">
            <text:p>14,246.58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767.39726027397262" table:formula="of:=[.E12]+[.C12]*[.D12]" table:style-name="ce15">
            <text:p>767.40</text:p>
          </table:table-cell>
          <table:table-cell office:value-type="percentage" office:value="5.3865384615384614E-2" table:formula="of:=[.F12]/[.C12]" table:style-name="ce18">
            <text:p>5.39 %</text:p>
          </table:table-cell>
          <table:table-cell office:value-type="percentage" office:value="2.3865384615384615E-2" table:formula="of:=[.E12]/[.C12]" table:style-name="ce18">
            <text:p>2.39 %</text:p>
          </table:table-cell>
          <table:table-cell office:value-type="percentage" office:value="2.8009999999999997E-3" table:formula="of:=[.$C$1]*[.G12]" table:style-name="ce19">
            <text:p>0.28 %</text:p>
          </table:table-cell>
          <table:table-cell office:value-type="percentage" office:value="1.2409999999999999E-3" table:formula="of:=[.$C$1]*[.H12]" table:style-name="ce19">
            <text:p>0.12 %</text:p>
          </table:table-cell>
          <table:table-cell office:value-type="float" office:value="67.395890410958899" table:formula="of:=[.$C$3]*([.$C$1]-[.I12])/[.$C$2]" table:style-name="ce20">
            <text:p>67</text:p>
          </table:table-cell>
          <table:table-cell office:value-type="float" office:value="69.532876712328758" table:formula="of:=[.$C$3]*([.$C$1]-[.J12])/[.$C$2]" table:style-name="ce21">
            <text:p>70</text:p>
          </table:table-cell>
          <table:table-cell office:value-type="float" office:value="2.1369863013698591" table:formula="of:=[.L12]-[.K12]" table:style-name="ce21">
            <text:p>2</text:p>
          </table:table-cell>
          <table:table-cell office:value-type="percentage" office:value="3.1707961543933738E-2" table:formula="of:=[.L12]/[.K12]-1" table:style-name="ce22">
            <text:p>3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25000000" table:style-name="ce14">
            <text:p>25,000,000</text:p>
          </table:table-cell>
          <table:table-cell office:value-type="float" office:value="17808.219178082192" table:formula="of:=[.B13]*[.$C$1]/[.$C$2]" table:style-name="ce15">
            <text:p>17,808.22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874.2465753424658" table:formula="of:=[.E13]+[.C13]*[.D13]" table:style-name="ce15">
            <text:p>874.25</text:p>
          </table:table-cell>
          <table:table-cell office:value-type="percentage" office:value="4.9092307692307692E-2" table:formula="of:=[.F13]/[.C13]" table:style-name="ce18">
            <text:p>4.91 %</text:p>
          </table:table-cell>
          <table:table-cell office:value-type="percentage" office:value="1.9092307692307693E-2" table:formula="of:=[.E13]/[.C13]" table:style-name="ce18">
            <text:p>1.91 %</text:p>
          </table:table-cell>
          <table:table-cell office:value-type="percentage" office:value="2.5528E-3" table:formula="of:=[.$C$1]*[.G13]" table:style-name="ce19">
            <text:p>0.26 %</text:p>
          </table:table-cell>
          <table:table-cell office:value-type="percentage" office:value="9.9280000000000006E-4" table:formula="of:=[.$C$1]*[.H13]" table:style-name="ce19">
            <text:p>0.10 %</text:p>
          </table:table-cell>
          <table:table-cell office:value-type="float" office:value="67.735890410958902" table:formula="of:=[.$C$3]*([.$C$1]-[.I13])/[.$C$2]" table:style-name="ce20">
            <text:p>68</text:p>
          </table:table-cell>
          <table:table-cell office:value-type="float" office:value="69.872876712328761" table:formula="of:=[.$C$3]*([.$C$1]-[.J13])/[.$C$2]" table:style-name="ce21">
            <text:p>70</text:p>
          </table:table-cell>
          <table:table-cell office:value-type="float" office:value="2.1369863013698591" table:formula="of:=[.L13]-[.K13]" table:style-name="ce21">
            <text:p>2</text:p>
          </table:table-cell>
          <table:table-cell office:value-type="percentage" office:value="3.1548803572295281E-2" table:formula="of:=[.L13]/[.K13]-1" table:style-name="ce22">
            <text:p>3%</text:p>
          </table:table-cell>
          <table:table-cell table:number-columns-repeated="16370"/>
        </table:table-row>
        <table:table-row table:style-name="ro1">
          <table:table-cell office:value-type="string" table:style-name="ce25">
            <text:p>~ saturation k = 1000</text:p>
          </table:table-cell>
          <table:table-cell office:value-type="float" office:value="32000000" table:style-name="ce14">
            <text:p>32,000,000</text:p>
          </table:table-cell>
          <table:table-cell office:value-type="float" office:value="22794.520547945205" table:formula="of:=[.B14]*[.$C$1]/[.$C$2]" table:style-name="ce15">
            <text:p>22,794.52</text:p>
          </table:table-cell>
          <table:table-cell office:value-type="percentage" office:value="0" table:style-name="ce16">
            <text:p>0.00 %</text:p>
          </table:table-cell>
          <table:table-cell office:value-type="float" office:value="340" table:style-name="ce17">
            <text:p>340.00</text:p>
          </table:table-cell>
          <table:table-cell office:value-type="float" office:value="340" table:formula="of:=[.E14]+[.C14]*[.D14]" table:style-name="ce15">
            <text:p>340.00</text:p>
          </table:table-cell>
          <table:table-cell office:value-type="percentage" office:value="1.4915865384615385E-2" table:formula="of:=[.F14]/[.C14]" table:style-name="ce18">
            <text:p>1.49 %</text:p>
          </table:table-cell>
          <table:table-cell office:value-type="percentage" office:value="1.4915865384615385E-2" table:formula="of:=[.E14]/[.C14]" table:style-name="ce18">
            <text:p>1.49 %</text:p>
          </table:table-cell>
          <table:table-cell office:value-type="percentage" office:value="7.7562499999999995E-4" table:formula="of:=[.$C$1]*[.G14]" table:style-name="ce19">
            <text:p>0.08 %</text:p>
          </table:table-cell>
          <table:table-cell office:value-type="percentage" office:value="7.7562499999999995E-4" table:formula="of:=[.$C$1]*[.H14]" table:style-name="ce19">
            <text:p>0.08 %</text:p>
          </table:table-cell>
          <table:table-cell office:value-type="float" office:value="70.170376712328761" table:formula="of:=[.$C$3]*([.$C$1]-[.I14])/[.$C$2]" table:style-name="ce20">
            <text:p>70</text:p>
          </table:table-cell>
          <table:table-cell office:value-type="float" office:value="70.170376712328761" table:formula="of:=[.$C$3]*([.$C$1]-[.J14])/[.$C$2]" table:style-name="ce21">
            <text:p>70</text:p>
          </table:table-cell>
          <table:table-cell office:value-type="float" office:value="0" table:formula="of:=[.L14]-[.K14]" table:style-name="ce21">
            <text:p>0</text:p>
          </table:table-cell>
          <table:table-cell office:value-type="percentage" office:value="0" table:formula="of:=[.L14]/[.K14]-1" table:style-name="ce22">
            <text:p>0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32000000" table:style-name="ce14">
            <text:p>32,000,000</text:p>
          </table:table-cell>
          <table:table-cell office:value-type="float" office:value="22794.520547945205" table:formula="of:=[.B15]*[.$C$1]/[.$C$2]" table:style-name="ce15">
            <text:p>22,794.52</text:p>
          </table:table-cell>
          <table:table-cell office:value-type="percentage" office:value="5.0000000000000001E-3" table:style-name="ce16">
            <text:p>0.50 %</text:p>
          </table:table-cell>
          <table:table-cell office:value-type="float" office:value="340" table:style-name="ce17">
            <text:p>340.00</text:p>
          </table:table-cell>
          <table:table-cell office:value-type="float" office:value="453.97260273972603" table:formula="of:=[.E15]+[.C15]*[.D15]" table:style-name="ce15">
            <text:p>453.97</text:p>
          </table:table-cell>
          <table:table-cell office:value-type="percentage" office:value="1.9915865384615386E-2" table:formula="of:=[.F15]/[.C15]" table:style-name="ce18">
            <text:p>1.99 %</text:p>
          </table:table-cell>
          <table:table-cell office:value-type="percentage" office:value="1.4915865384615385E-2" table:formula="of:=[.E15]/[.C15]" table:style-name="ce18">
            <text:p>1.49 %</text:p>
          </table:table-cell>
          <table:table-cell office:value-type="percentage" office:value="1.0356250000000001E-3" table:formula="of:=[.$C$1]*[.G15]" table:style-name="ce19">
            <text:p>0.10 %</text:p>
          </table:table-cell>
          <table:table-cell office:value-type="percentage" office:value="7.7562499999999995E-4" table:formula="of:=[.$C$1]*[.H15]" table:style-name="ce19">
            <text:p>0.08 %</text:p>
          </table:table-cell>
          <table:table-cell office:value-type="float" office:value="69.814212328767127" table:formula="of:=[.$C$3]*([.$C$1]-[.I15])/[.$C$2]" table:style-name="ce20">
            <text:p>70</text:p>
          </table:table-cell>
          <table:table-cell office:value-type="float" office:value="70.170376712328761" table:formula="of:=[.$C$3]*([.$C$1]-[.J15])/[.$C$2]" table:style-name="ce21">
            <text:p>70</text:p>
          </table:table-cell>
          <table:table-cell office:value-type="float" office:value="0.35616438356163371" table:formula="of:=[.L15]-[.K15]" table:style-name="ce21">
            <text:p>0</text:p>
          </table:table-cell>
          <table:table-cell office:value-type="percentage" office:value="5.10160283531369E-3" table:formula="of:=[.L15]/[.K15]-1" table:style-name="ce22">
            <text:p>1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32000000" table:style-name="ce14">
            <text:p>32,000,000</text:p>
          </table:table-cell>
          <table:table-cell office:value-type="float" office:value="22794.520547945205" table:formula="of:=[.B16]*[.$C$1]/[.$C$2]" table:style-name="ce15">
            <text:p>22,794.52</text:p>
          </table:table-cell>
          <table:table-cell office:value-type="percentage" office:value="0.01" table:style-name="ce16">
            <text:p>1.00 %</text:p>
          </table:table-cell>
          <table:table-cell office:value-type="float" office:value="340" table:style-name="ce17">
            <text:p>340.00</text:p>
          </table:table-cell>
          <table:table-cell office:value-type="float" office:value="567.94520547945206" table:formula="of:=[.E16]+[.C16]*[.D16]" table:style-name="ce15">
            <text:p>567.95</text:p>
          </table:table-cell>
          <table:table-cell office:value-type="percentage" office:value="2.4915865384615384E-2" table:formula="of:=[.F16]/[.C16]" table:style-name="ce18">
            <text:p>2.49 %</text:p>
          </table:table-cell>
          <table:table-cell office:value-type="percentage" office:value="1.4915865384615385E-2" table:formula="of:=[.E16]/[.C16]" table:style-name="ce18">
            <text:p>1.49 %</text:p>
          </table:table-cell>
          <table:table-cell office:value-type="percentage" office:value="1.2956249999999999E-3" table:formula="of:=[.$C$1]*[.G16]" table:style-name="ce19">
            <text:p>0.13 %</text:p>
          </table:table-cell>
          <table:table-cell office:value-type="percentage" office:value="7.7562499999999995E-4" table:formula="of:=[.$C$1]*[.H16]" table:style-name="ce19">
            <text:p>0.08 %</text:p>
          </table:table-cell>
          <table:table-cell office:value-type="float" office:value="69.458047945205479" table:formula="of:=[.$C$3]*([.$C$1]-[.I16])/[.$C$2]" table:style-name="ce20">
            <text:p>69</text:p>
          </table:table-cell>
          <table:table-cell office:value-type="float" office:value="70.170376712328761" table:formula="of:=[.$C$3]*([.$C$1]-[.J16])/[.$C$2]" table:style-name="ce21">
            <text:p>70</text:p>
          </table:table-cell>
          <table:table-cell office:value-type="float" office:value="0.71232876712328164" table:formula="of:=[.L16]-[.K16]" table:style-name="ce21">
            <text:p>1</text:p>
          </table:table-cell>
          <table:table-cell office:value-type="percentage" office:value="1.0255525287512057E-2" table:formula="of:=[.L16]/[.K16]-1" table:style-name="ce22">
            <text:p>1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32000000" table:style-name="ce14">
            <text:p>32,000,000</text:p>
          </table:table-cell>
          <table:table-cell office:value-type="float" office:value="22794.520547945205" table:formula="of:=[.B17]*[.$C$1]/[.$C$2]" table:style-name="ce15">
            <text:p>22,794.52</text:p>
          </table:table-cell>
          <table:table-cell office:value-type="percentage" office:value="1.4999999999999999E-2" table:style-name="ce16">
            <text:p>1.50 %</text:p>
          </table:table-cell>
          <table:table-cell office:value-type="float" office:value="340" table:style-name="ce17">
            <text:p>340.00</text:p>
          </table:table-cell>
          <table:table-cell office:value-type="float" office:value="681.91780821917814" table:formula="of:=[.E17]+[.C17]*[.D17]" table:style-name="ce15">
            <text:p>681.92</text:p>
          </table:table-cell>
          <table:table-cell office:value-type="percentage" office:value="2.9915865384615388E-2" table:formula="of:=[.F17]/[.C17]" table:style-name="ce18">
            <text:p>2.99 %</text:p>
          </table:table-cell>
          <table:table-cell office:value-type="percentage" office:value="1.4915865384615385E-2" table:formula="of:=[.E17]/[.C17]" table:style-name="ce18">
            <text:p>1.49 %</text:p>
          </table:table-cell>
          <table:table-cell office:value-type="percentage" office:value="1.5556250000000002E-3" table:formula="of:=[.$C$1]*[.G17]" table:style-name="ce19">
            <text:p>0.16 %</text:p>
          </table:table-cell>
          <table:table-cell office:value-type="percentage" office:value="7.7562499999999995E-4" table:formula="of:=[.$C$1]*[.H17]" table:style-name="ce19">
            <text:p>0.08 %</text:p>
          </table:table-cell>
          <table:table-cell office:value-type="float" office:value="69.101883561643831" table:formula="of:=[.$C$3]*([.$C$1]-[.I17])/[.$C$2]" table:style-name="ce20">
            <text:p>69</text:p>
          </table:table-cell>
          <table:table-cell office:value-type="float" office:value="70.170376712328761" table:formula="of:=[.$C$3]*([.$C$1]-[.J17])/[.$C$2]" table:style-name="ce21">
            <text:p>70</text:p>
          </table:table-cell>
          <table:table-cell office:value-type="float" office:value="1.0684931506849296" table:formula="of:=[.L17]-[.K17]" table:style-name="ce21">
            <text:p>1</text:p>
          </table:table-cell>
          <table:table-cell office:value-type="percentage" office:value="1.546257635266568E-2" table:formula="of:=[.L17]/[.K17]-1" table:style-name="ce22">
            <text:p>2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32000000" table:style-name="ce14">
            <text:p>32,000,000</text:p>
          </table:table-cell>
          <table:table-cell office:value-type="float" office:value="22794.520547945205" table:formula="of:=[.B18]*[.$C$1]/[.$C$2]" table:style-name="ce15">
            <text:p>22,794.52</text:p>
          </table:table-cell>
          <table:table-cell office:value-type="percentage" office:value="0.02" table:style-name="ce16">
            <text:p>2.00 %</text:p>
          </table:table-cell>
          <table:table-cell office:value-type="float" office:value="340" table:style-name="ce17">
            <text:p>340.00</text:p>
          </table:table-cell>
          <table:table-cell office:value-type="float" office:value="795.89041095890411" table:formula="of:=[.E18]+[.C18]*[.D18]" table:style-name="ce15">
            <text:p>795.89</text:p>
          </table:table-cell>
          <table:table-cell office:value-type="percentage" office:value="3.4915865384615385E-2" table:formula="of:=[.F18]/[.C18]" table:style-name="ce18">
            <text:p>3.49 %</text:p>
          </table:table-cell>
          <table:table-cell office:value-type="percentage" office:value="1.4915865384615385E-2" table:formula="of:=[.E18]/[.C18]" table:style-name="ce18">
            <text:p>1.49 %</text:p>
          </table:table-cell>
          <table:table-cell office:value-type="percentage" office:value="1.815625E-3" table:formula="of:=[.$C$1]*[.G18]" table:style-name="ce19">
            <text:p>0.18 %</text:p>
          </table:table-cell>
          <table:table-cell office:value-type="percentage" office:value="7.7562499999999995E-4" table:formula="of:=[.$C$1]*[.H18]" table:style-name="ce19">
            <text:p>0.08 %</text:p>
          </table:table-cell>
          <table:table-cell office:value-type="float" office:value="68.745719178082197" table:formula="of:=[.$C$3]*([.$C$1]-[.I18])/[.$C$2]" table:style-name="ce20">
            <text:p>69</text:p>
          </table:table-cell>
          <table:table-cell office:value-type="float" office:value="70.170376712328761" table:formula="of:=[.$C$3]*([.$C$1]-[.J18])/[.$C$2]" table:style-name="ce21">
            <text:p>70</text:p>
          </table:table-cell>
          <table:table-cell office:value-type="float" office:value="1.4246575342465633" table:formula="of:=[.L18]-[.K18]" table:style-name="ce21">
            <text:p>1</text:p>
          </table:table-cell>
          <table:table-cell office:value-type="percentage" office:value="2.0723581792141399E-2" table:formula="of:=[.L18]/[.K18]-1" table:style-name="ce22">
            <text:p>2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32000000" table:style-name="ce14">
            <text:p>32,000,000</text:p>
          </table:table-cell>
          <table:table-cell office:value-type="float" office:value="22794.520547945205" table:formula="of:=[.B19]*[.$C$1]/[.$C$2]" table:style-name="ce15">
            <text:p>22,794.52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1023.8356164383562" table:formula="of:=[.E19]+[.C19]*[.D19]" table:style-name="ce15">
            <text:p>1,023.84</text:p>
          </table:table-cell>
          <table:table-cell office:value-type="percentage" office:value="4.4915865384615387E-2" table:formula="of:=[.F19]/[.C19]" table:style-name="ce18">
            <text:p>4.49 %</text:p>
          </table:table-cell>
          <table:table-cell office:value-type="percentage" office:value="1.4915865384615385E-2" table:formula="of:=[.E19]/[.C19]" table:style-name="ce18">
            <text:p>1.49 %</text:p>
          </table:table-cell>
          <table:table-cell office:value-type="percentage" office:value="2.335625E-3" table:formula="of:=[.$C$1]*[.G19]" table:style-name="ce19">
            <text:p>0.23 %</text:p>
          </table:table-cell>
          <table:table-cell office:value-type="percentage" office:value="7.7562499999999995E-4" table:formula="of:=[.$C$1]*[.H19]" table:style-name="ce19">
            <text:p>0.08 %</text:p>
          </table:table-cell>
          <table:table-cell office:value-type="float" office:value="68.033390410958901" table:formula="of:=[.$C$3]*([.$C$1]-[.I19])/[.$C$2]" table:style-name="ce20">
            <text:p>68</text:p>
          </table:table-cell>
          <table:table-cell office:value-type="float" office:value="70.170376712328761" table:formula="of:=[.$C$3]*([.$C$1]-[.J19])/[.$C$2]" table:style-name="ce21">
            <text:p>70</text:p>
          </table:table-cell>
          <table:table-cell office:value-type="float" office:value="2.1369863013698591" table:formula="of:=[.L19]-[.K19]" table:style-name="ce21">
            <text:p>2</text:p>
          </table:table-cell>
          <table:table-cell office:value-type="percentage" office:value="3.1410845299070012E-2" table:formula="of:=[.L19]/[.K19]-1" table:style-name="ce22">
            <text:p>3%</text:p>
          </table:table-cell>
          <table:table-cell table:number-columns-repeated="16370"/>
        </table:table-row>
        <table:table-row table:style-name="ro1">
          <table:table-cell office:value-type="string" table:style-name="ce25">
            <text:p>~ saturation k = 500</text:p>
          </table:table-cell>
          <table:table-cell office:value-type="float" office:value="64000000" table:style-name="ce14">
            <text:p>64,000,000</text:p>
          </table:table-cell>
          <table:table-cell office:value-type="float" office:value="45589.04109589041" table:formula="of:=[.B20]*[.$C$1]/[.$C$2]" table:style-name="ce15">
            <text:p>45,589.04</text:p>
          </table:table-cell>
          <table:table-cell office:value-type="percentage" office:value="0" table:style-name="ce16">
            <text:p>0.00 %</text:p>
          </table:table-cell>
          <table:table-cell office:value-type="float" office:value="340" table:style-name="ce17">
            <text:p>340.00</text:p>
          </table:table-cell>
          <table:table-cell office:value-type="float" office:value="340" table:formula="of:=[.E20]+[.C20]*[.D20]" table:style-name="ce15">
            <text:p>340.00</text:p>
          </table:table-cell>
          <table:table-cell office:value-type="percentage" office:value="7.4579326923076925E-3" table:formula="of:=[.F20]/[.C20]" table:style-name="ce18">
            <text:p>0.75 %</text:p>
          </table:table-cell>
          <table:table-cell office:value-type="percentage" office:value="7.4579326923076925E-3" table:formula="of:=[.E20]/[.C20]" table:style-name="ce18">
            <text:p>0.75 %</text:p>
          </table:table-cell>
          <table:table-cell office:value-type="percentage" office:value="3.8781249999999997E-4" table:formula="of:=[.$C$1]*[.G20]" table:style-name="ce19">
            <text:p>0.04 %</text:p>
          </table:table-cell>
          <table:table-cell office:value-type="percentage" office:value="3.8781249999999997E-4" table:formula="of:=[.$C$1]*[.H20]" table:style-name="ce19">
            <text:p>0.04 %</text:p>
          </table:table-cell>
          <table:table-cell office:value-type="float" office:value="70.701626712328761" table:formula="of:=[.$C$3]*([.$C$1]-[.I20])/[.$C$2]" table:style-name="ce20">
            <text:p>71</text:p>
          </table:table-cell>
          <table:table-cell office:value-type="float" office:value="70.701626712328761" table:formula="of:=[.$C$3]*([.$C$1]-[.J20])/[.$C$2]" table:style-name="ce21">
            <text:p>71</text:p>
          </table:table-cell>
          <table:table-cell office:value-type="float" office:value="0" table:formula="of:=[.L20]-[.K20]" table:style-name="ce21">
            <text:p>0</text:p>
          </table:table-cell>
          <table:table-cell office:value-type="percentage" office:value="0" table:formula="of:=[.L20]/[.K20]-1" table:style-name="ce22">
            <text:p>0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64000000" table:style-name="ce14">
            <text:p>64,000,000</text:p>
          </table:table-cell>
          <table:table-cell office:value-type="float" office:value="45589.04109589041" table:formula="of:=[.B21]*[.$C$1]/[.$C$2]" table:style-name="ce15">
            <text:p>45,589.04</text:p>
          </table:table-cell>
          <table:table-cell office:value-type="percentage" office:value="5.0000000000000001E-3" table:style-name="ce16">
            <text:p>0.50 %</text:p>
          </table:table-cell>
          <table:table-cell office:value-type="float" office:value="340" table:style-name="ce17">
            <text:p>340.00</text:p>
          </table:table-cell>
          <table:table-cell office:value-type="float" office:value="567.94520547945206" table:formula="of:=[.E21]+[.C21]*[.D21]" table:style-name="ce15">
            <text:p>567.95</text:p>
          </table:table-cell>
          <table:table-cell office:value-type="percentage" office:value="1.2457932692307692E-2" table:formula="of:=[.F21]/[.C21]" table:style-name="ce18">
            <text:p>1.25 %</text:p>
          </table:table-cell>
          <table:table-cell office:value-type="percentage" office:value="7.4579326923076925E-3" table:formula="of:=[.E21]/[.C21]" table:style-name="ce18">
            <text:p>0.75 %</text:p>
          </table:table-cell>
          <table:table-cell office:value-type="percentage" office:value="6.4781249999999995E-4" table:formula="of:=[.$C$1]*[.G21]" table:style-name="ce19">
            <text:p>0.06 %</text:p>
          </table:table-cell>
          <table:table-cell office:value-type="percentage" office:value="3.8781249999999997E-4" table:formula="of:=[.$C$1]*[.H21]" table:style-name="ce19">
            <text:p>0.04 %</text:p>
          </table:table-cell>
          <table:table-cell office:value-type="float" office:value="70.345462328767127" table:formula="of:=[.$C$3]*([.$C$1]-[.I21])/[.$C$2]" table:style-name="ce20">
            <text:p>70</text:p>
          </table:table-cell>
          <table:table-cell office:value-type="float" office:value="70.701626712328761" table:formula="of:=[.$C$3]*([.$C$1]-[.J21])/[.$C$2]" table:style-name="ce21">
            <text:p>71</text:p>
          </table:table-cell>
          <table:table-cell office:value-type="float" office:value="0.35616438356163371" table:formula="of:=[.L21]-[.K21]" table:style-name="ce21">
            <text:p>0</text:p>
          </table:table-cell>
          <table:table-cell office:value-type="percentage" office:value="5.0630754532119404E-3" table:formula="of:=[.L21]/[.K21]-1" table:style-name="ce22">
            <text:p>1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64000000" table:style-name="ce14">
            <text:p>64,000,000</text:p>
          </table:table-cell>
          <table:table-cell office:value-type="float" office:value="45589.04109589041" table:formula="of:=[.B22]*[.$C$1]/[.$C$2]" table:style-name="ce15">
            <text:p>45,589.04</text:p>
          </table:table-cell>
          <table:table-cell office:value-type="percentage" office:value="0.01" table:style-name="ce16">
            <text:p>1.00 %</text:p>
          </table:table-cell>
          <table:table-cell office:value-type="float" office:value="340" table:style-name="ce17">
            <text:p>340.00</text:p>
          </table:table-cell>
          <table:table-cell office:value-type="float" office:value="795.89041095890411" table:formula="of:=[.E22]+[.C22]*[.D22]" table:style-name="ce15">
            <text:p>795.89</text:p>
          </table:table-cell>
          <table:table-cell office:value-type="percentage" office:value="1.7457932692307693E-2" table:formula="of:=[.F22]/[.C22]" table:style-name="ce18">
            <text:p>1.75 %</text:p>
          </table:table-cell>
          <table:table-cell office:value-type="percentage" office:value="7.4579326923076925E-3" table:formula="of:=[.E22]/[.C22]" table:style-name="ce18">
            <text:p>0.75 %</text:p>
          </table:table-cell>
          <table:table-cell office:value-type="percentage" office:value="9.0781249999999998E-4" table:formula="of:=[.$C$1]*[.G22]" table:style-name="ce19">
            <text:p>0.09 %</text:p>
          </table:table-cell>
          <table:table-cell office:value-type="percentage" office:value="3.8781249999999997E-4" table:formula="of:=[.$C$1]*[.H22]" table:style-name="ce19">
            <text:p>0.04 %</text:p>
          </table:table-cell>
          <table:table-cell office:value-type="float" office:value="69.989297945205479" table:formula="of:=[.$C$3]*([.$C$1]-[.I22])/[.$C$2]" table:style-name="ce20">
            <text:p>70</text:p>
          </table:table-cell>
          <table:table-cell office:value-type="float" office:value="70.701626712328761" table:formula="of:=[.$C$3]*([.$C$1]-[.J22])/[.$C$2]" table:style-name="ce21">
            <text:p>71</text:p>
          </table:table-cell>
          <table:table-cell office:value-type="float" office:value="0.71232876712328164" table:formula="of:=[.L22]-[.K22]" table:style-name="ce21">
            <text:p>1</text:p>
          </table:table-cell>
          <table:table-cell office:value-type="percentage" office:value="1.0177681274656569E-2" table:formula="of:=[.L22]/[.K22]-1" table:style-name="ce22">
            <text:p>1%</text:p>
          </table:table-cell>
          <table:table-cell table:number-columns-repeated="16370"/>
        </table:table-row>
        <table:table-row table:style-name="ro2">
          <table:table-cell table:style-name="ce26"/>
          <table:table-cell office:value-type="float" office:value="64000000" table:style-name="ce14">
            <text:p>64,000,000</text:p>
          </table:table-cell>
          <table:table-cell office:value-type="float" office:value="45589.04109589041" table:formula="of:=[.B23]*[.$C$1]/[.$C$2]" table:style-name="ce15">
            <text:p>45,589.04</text:p>
          </table:table-cell>
          <table:table-cell office:value-type="percentage" office:value="1.4999999999999999E-2" table:style-name="ce16">
            <text:p>1.50 %</text:p>
          </table:table-cell>
          <table:table-cell office:value-type="float" office:value="340" table:style-name="ce17">
            <text:p>340.00</text:p>
          </table:table-cell>
          <table:table-cell office:value-type="float" office:value="1023.8356164383562" table:formula="of:=[.E23]+[.C23]*[.D23]" table:style-name="ce15">
            <text:p>1,023.84</text:p>
          </table:table-cell>
          <table:table-cell office:value-type="percentage" office:value="2.2457932692307694E-2" table:formula="of:=[.F23]/[.C23]" table:style-name="ce18">
            <text:p>2.25 %</text:p>
          </table:table-cell>
          <table:table-cell office:value-type="percentage" office:value="7.4579326923076925E-3" table:formula="of:=[.E23]/[.C23]" table:style-name="ce18">
            <text:p>0.75 %</text:p>
          </table:table-cell>
          <table:table-cell office:value-type="percentage" office:value="1.1678125E-3" table:formula="of:=[.$C$1]*[.G23]" table:style-name="ce19">
            <text:p>0.12 %</text:p>
          </table:table-cell>
          <table:table-cell office:value-type="percentage" office:value="3.8781249999999997E-4" table:formula="of:=[.$C$1]*[.H23]" table:style-name="ce19">
            <text:p>0.04 %</text:p>
          </table:table-cell>
          <table:table-cell office:value-type="float" office:value="69.633133561643831" table:formula="of:=[.$C$3]*([.$C$1]-[.I23])/[.$C$2]" table:style-name="ce20">
            <text:p>70</text:p>
          </table:table-cell>
          <table:table-cell office:value-type="float" office:value="70.701626712328761" table:formula="of:=[.$C$3]*([.$C$1]-[.J23])/[.$C$2]" table:style-name="ce21">
            <text:p>71</text:p>
          </table:table-cell>
          <table:table-cell office:value-type="float" office:value="1.0684931506849296" table:formula="of:=[.L23]-[.K23]" table:style-name="ce21">
            <text:p>1</text:p>
          </table:table-cell>
          <table:table-cell office:value-type="percentage" office:value="1.5344608177643382E-2" table:formula="of:=[.L23]/[.K23]-1" table:style-name="ce22">
            <text:p>2%</text:p>
          </table:table-cell>
          <table:table-cell table:number-columns-repeated="16370"/>
        </table:table-row>
        <table:table-row table:style-name="ro1">
          <table:table-cell table:style-name="ce25"/>
          <table:table-cell office:value-type="float" office:value="64000000" table:style-name="ce14">
            <text:p>64,000,000</text:p>
          </table:table-cell>
          <table:table-cell office:value-type="float" office:value="45589.04109589041" table:formula="of:=[.B24]*[.$C$1]/[.$C$2]" table:style-name="ce15">
            <text:p>45,589.04</text:p>
          </table:table-cell>
          <table:table-cell office:value-type="percentage" office:value="0.02" table:style-name="ce16">
            <text:p>2.00 %</text:p>
          </table:table-cell>
          <table:table-cell office:value-type="float" office:value="340" table:style-name="ce17">
            <text:p>340.00</text:p>
          </table:table-cell>
          <table:table-cell office:value-type="float" office:value="1251.7808219178082" table:formula="of:=[.E24]+[.C24]*[.D24]" table:style-name="ce15">
            <text:p>1,251.78</text:p>
          </table:table-cell>
          <table:table-cell office:value-type="percentage" office:value="2.7457932692307691E-2" table:formula="of:=[.F24]/[.C24]" table:style-name="ce18">
            <text:p>2.75 %</text:p>
          </table:table-cell>
          <table:table-cell office:value-type="percentage" office:value="7.4579326923076925E-3" table:formula="of:=[.E24]/[.C24]" table:style-name="ce18">
            <text:p>0.75 %</text:p>
          </table:table-cell>
          <table:table-cell office:value-type="percentage" office:value="1.4278124999999998E-3" table:formula="of:=[.$C$1]*[.G24]" table:style-name="ce19">
            <text:p>0.14 %</text:p>
          </table:table-cell>
          <table:table-cell office:value-type="percentage" office:value="3.8781249999999997E-4" table:formula="of:=[.$C$1]*[.H24]" table:style-name="ce19">
            <text:p>0.04 %</text:p>
          </table:table-cell>
          <table:table-cell office:value-type="float" office:value="69.276969178082197" table:formula="of:=[.$C$3]*([.$C$1]-[.I24])/[.$C$2]" table:style-name="ce20">
            <text:p>69</text:p>
          </table:table-cell>
          <table:table-cell office:value-type="float" office:value="70.701626712328761" table:formula="of:=[.$C$3]*([.$C$1]-[.J24])/[.$C$2]" table:style-name="ce21">
            <text:p>71</text:p>
          </table:table-cell>
          <table:table-cell office:value-type="float" office:value="1.4246575342465633" table:formula="of:=[.L24]-[.K24]" table:style-name="ce21">
            <text:p>1</text:p>
          </table:table-cell>
          <table:table-cell office:value-type="percentage" office:value="2.0564663136234618E-2" table:formula="of:=[.L24]/[.K24]-1" table:style-name="ce22">
            <text:p>2%</text:p>
          </table:table-cell>
          <table:table-cell table:number-columns-repeated="16370"/>
        </table:table-row>
        <table:table-row table:style-name="ro2">
          <table:table-cell table:style-name="ce27"/>
          <table:table-cell office:value-type="float" office:value="64000000" table:style-name="ce14">
            <text:p>64,000,000</text:p>
          </table:table-cell>
          <table:table-cell office:value-type="float" office:value="45589.04109589041" table:formula="of:=[.B25]*[.$C$1]/[.$C$2]" table:style-name="ce15">
            <text:p>45,589.04</text:p>
          </table:table-cell>
          <table:table-cell office:value-type="percentage" office:value="0.03" table:style-name="ce16">
            <text:p>3.00 %</text:p>
          </table:table-cell>
          <table:table-cell office:value-type="float" office:value="340" table:style-name="ce17">
            <text:p>340.00</text:p>
          </table:table-cell>
          <table:table-cell office:value-type="float" office:value="1707.6712328767123" table:formula="of:=[.E25]+[.C25]*[.D25]" table:style-name="ce15">
            <text:p>1,707.67</text:p>
          </table:table-cell>
          <table:table-cell office:value-type="percentage" office:value="3.745793269230769E-2" table:formula="of:=[.F25]/[.C25]" table:style-name="ce18">
            <text:p>3.75 %</text:p>
          </table:table-cell>
          <table:table-cell office:value-type="percentage" office:value="7.4579326923076925E-3" table:formula="of:=[.E25]/[.C25]" table:style-name="ce18">
            <text:p>0.75 %</text:p>
          </table:table-cell>
          <table:table-cell office:value-type="percentage" office:value="1.9478124999999997E-3" table:formula="of:=[.$C$1]*[.G25]" table:style-name="ce19">
            <text:p>0.19 %</text:p>
          </table:table-cell>
          <table:table-cell office:value-type="percentage" office:value="3.8781249999999997E-4" table:formula="of:=[.$C$1]*[.H25]" table:style-name="ce19">
            <text:p>0.04 %</text:p>
          </table:table-cell>
          <table:table-cell office:value-type="float" office:value="68.564640410958901" table:formula="of:=[.$C$3]*([.$C$1]-[.I25])/[.$C$2]" table:style-name="ce20">
            <text:p>69</text:p>
          </table:table-cell>
          <table:table-cell office:value-type="float" office:value="70.701626712328761" table:formula="of:=[.$C$3]*([.$C$1]-[.J25])/[.$C$2]" table:style-name="ce21">
            <text:p>71</text:p>
          </table:table-cell>
          <table:table-cell office:value-type="float" office:value="2.1369863013698591" table:formula="of:=[.L25]-[.K25]" table:style-name="ce21">
            <text:p>2</text:p>
          </table:table-cell>
          <table:table-cell office:value-type="percentage" office:value="3.116746895427891E-2" table:formula="of:=[.L25]/[.K25]-1" table:style-name="ce22">
            <text:p>3%</text:p>
          </table:table-cell>
          <table:table-cell table:number-columns-repeated="1637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47" table:style-name="ro3">
          <table:table-cell table:number-columns-repeated="16384"/>
        </table:table-row>
      </table:table>
      <table:database-ranges>
        <table:database-range table:target-range-address="Sheet1.A5:Sheet1.N25" table:name="Table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ray" style:family="table-cell" style:data-style-name="N0">
      <style:table-cell-properties style:vertical-align="automatic" fo:background-color="#DDDDDD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Chris</dc:creator>
    <meta:creation-date>2020-09-09T12:55:47Z</meta:creation-date>
    <dc:date>2021-05-26T20:47:59Z</dc:date>
    <meta:editing-cycles>2</meta:editing-cycles>
    <meta:editing-duration>PT943S</meta:editing-duration>
  </office:meta>
</office:document-meta>
</file>